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30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21"/>
        <table:table-column table:style-name="co4" table:default-cell-style-name="Default"/>
        <table:table-column table:style-name="co5" table:default-cell-style-name="ce21"/>
        <table:table-column table:style-name="co6" table:number-columns-repeated="5" table:default-cell-style-name="ce36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DRENTHE.A158" xlink:type="simple">GENERAALE VOLKSMEENIGTE IN DE BATAAFSCHE REPUBLIEK - VOLKSTELLING IN DRENTHER</text:a></text:span></text:p>
          </table:table-cell>
          <table:covered-table-cell table:number-columns-repeated="9" table:style-name="ce10"/>
          <table:covered-table-cell table:style-name="ce40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9" table:number-columns-repeated="3"/>
          <table:table-cell table:style-name="ce31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20"/>
          <table:table-cell table:style-name="ce22" office:value-type="string" calcext:value-type="string">
            <text:p>Zielen</text:p>
          </table:table-cell>
          <table:table-cell table:style-name="ce26" office:value-type="string" calcext:value-type="string">
            <text:p>Grond-vergaderingen</text:p>
          </table:table-cell>
          <table:table-cell table:style-name="ce32" office:value-type="string" calcext:value-type="string">
            <text:p><text:s/>RolNr</text:p>
          </table:table-cell>
          <table:table-cell table:style-name="ce37" office:value-type="string" calcext:value-type="string">
            <text:p><text:s/>BeeldNr</text:p>
          </table:table-cell>
          <table:table-cell table:style-name="ce37" office:value-type="string" calcext:value-type="string">
            <text:p><text:s/>Publ-BladNr</text:p>
          </table:table-cell>
          <table:table-cell table:style-name="ce37" office:value-type="string" calcext:value-type="string">
            <text:p><text:s/>Blad-TabelNr</text:p>
          </table:table-cell>
          <table:table-cell table:style-name="ce41" office:value-type="string" calcext:value-type="string">
            <text:p><text:s/>Tabel-RegelNr</text:p>
          </table:table-cell>
          <table:table-cell table:style-name="ce44"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23" table:number-columns-repeated="2"/>
          <table:table-cell table:style-name="ce33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office:annotation draw:style-name="gr1" draw:text-style-name="P1" svg:width="4.935cm" svg:height="1.957cm" svg:x="8.502cm" svg:y="3.229cm" draw:caption-point-x="-0.43cm" draw:caption-point-y="0.299cm">
              <dc:creator>CDM</dc:creator>
              <dc:date>2014-12-12T00:00:00</dc:date>
              <text:p text:style-name="P1"><text:span text:style-name="T1">In de gedrukte bron staat: Coevorden heeft. "heeft" wordt bij de overige gemeenten op hetzelfde blad niet meer herhaald. Daarom is "heeft" hier ook weggelaten. </text:span></text:p>
            </office:annotation>
            <text:p>Coevorden </text:p>
          </table:table-cell>
          <table:table-cell table:style-name="Default"/>
          <table:table-cell table:style-name="ce24" office:value-type="float" office:value="1533" calcext:value-type="float">
            <text:p>153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Odoorn</text:p>
          </table:table-cell>
          <table:table-cell table:style-name="Default"/>
          <table:table-cell table:style-name="ce24" office:value-type="float" office:value="157" calcext:value-type="float">
            <text:p>15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Valte</text:p>
          </table:table-cell>
          <table:table-cell table:style-name="Default"/>
          <table:table-cell table:style-name="ce24" office:value-type="float" office:value="141" calcext:value-type="float">
            <text:p>14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Exloo</text:p>
          </table:table-cell>
          <table:table-cell table:style-name="Default"/>
          <table:table-cell table:style-name="ce24" office:value-type="float" office:value="295" calcext:value-type="float">
            <text:p>2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Emmen</text:p>
          </table:table-cell>
          <table:table-cell table:style-name="Default"/>
          <table:table-cell table:style-name="ce24" office:value-type="float" office:value="279" calcext:value-type="float">
            <text:p>27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Zuidberge</text:p>
          </table:table-cell>
          <table:table-cell table:style-name="Default"/>
          <table:table-cell table:style-name="ce24" office:value-type="float" office:value="159" calcext:value-type="float">
            <text:p>15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Noordberge</text:p>
          </table:table-cell>
          <table:table-cell table:style-name="Default"/>
          <table:table-cell table:style-name="ce24" office:value-type="float" office:value="220" calcext:value-type="float">
            <text:p>22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Angelsloe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estenesch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eerdinge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Rosewinkel</text:p>
          </table:table-cell>
          <table:table-cell table:style-name="Default"/>
          <table:table-cell table:style-name="ce24" office:value-type="float" office:value="371" calcext:value-type="float">
            <text:p>37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Schoonebeek</text:p>
          </table:table-cell>
          <table:table-cell table:style-name="Default"/>
          <table:table-cell table:style-name="ce24" office:value-type="float" office:value="359" calcext:value-type="float">
            <text:p>35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Dalen</text:p>
          </table:table-cell>
          <table:table-cell table:style-name="Default"/>
          <table:table-cell table:style-name="ce24" office:value-type="float" office:value="624" calcext:value-type="float">
            <text:p>62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Dalerveen</text:p>
          </table:table-cell>
          <table:table-cell table:style-name="Default"/>
          <table:table-cell table:style-name="ce24" office:value-type="float" office:value="150" calcext:value-type="float">
            <text:p>15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agtum</text:p>
          </table:table-cell>
          <table:table-cell table:style-name="Default"/>
          <table:table-cell table:style-name="ce24" office:value-type="float" office:value="205" calcext:value-type="float">
            <text:p>20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Veenhuisen</text:p>
          </table:table-cell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Oosterhesselen</text:p>
          </table:table-cell>
          <table:table-cell table:style-name="Default"/>
          <table:table-cell table:style-name="ce24" office:value-type="float" office:value="544" calcext:value-type="float">
            <text:p>544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Zweelo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Bunneveld</text:p>
          </table:table-cell>
          <table:table-cell table:style-name="Default"/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Aalden</text:p>
          </table:table-cell>
          <table:table-cell table:style-name="Default"/>
          <table:table-cell table:style-name="ce24" office:value-type="float" office:value="84" calcext:value-type="float">
            <text:p>8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Meppen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eezup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Noordsleen</text:p>
          </table:table-cell>
          <table:table-cell table:style-name="Default"/>
          <table:table-cell table:style-name="ce24" office:value-type="float" office:value="259" calcext:value-type="float">
            <text:p>25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Zuidsleen</text:p>
          </table:table-cell>
          <table:table-cell table:style-name="Default"/>
          <table:table-cell table:style-name="ce24" office:value-type="float" office:value="301" calcext:value-type="float">
            <text:p>30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Erm. Hool en de Haar</text:p>
          </table:table-cell>
          <table:table-cell table:style-name="Default"/>
          <table:table-cell table:style-name="ce24" office:value-type="float" office:value="305" calcext:value-type="float">
            <text:p>30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Beilen</text:p>
          </table:table-cell>
          <table:table-cell table:style-name="Default"/>
          <table:table-cell table:style-name="ce24" office:value-type="float" office:value="473" calcext:value-type="float">
            <text:p>47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Holte</text:p>
          </table:table-cell>
          <table:table-cell table:style-name="Default"/>
          <table:table-cell table:style-name="ce24" office:value-type="float" office:value="83" calcext:value-type="float">
            <text:p>8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Alting, Clatring, Eursting, Lieving, Makken en ter Horst</text:p>
          </table:table-cell>
          <table:table-cell table:style-name="Default"/>
          <table:table-cell table:style-name="ce24" office:value-type="float" office:value="242" calcext:value-type="float">
            <text:p>24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7595" calcext:value-type="float">
            <text:p>7595</text:p>
          </table:table-cell>
          <table:table-cell table:style-name="ce27" office:value-type="float" office:value="14" calcext:value-type="float">
            <text:p>14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Dryber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Spier</text:p>
          </table:table-cell>
          <table:table-cell table:style-name="Default"/>
          <table:table-cell table:style-name="ce24" office:value-type="float" office:value="92" calcext:value-type="float">
            <text:p>9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yster</text:p>
          </table:table-cell>
          <table:table-cell table:style-name="Default"/>
          <table:table-cell table:style-name="ce24" office:value-type="float" office:value="208" calcext:value-type="float">
            <text:p>20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Brunsting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Hyken</text:p>
          </table:table-cell>
          <table:table-cell table:style-name="Default"/>
          <table:table-cell table:style-name="ce24" office:value-type="float" office:value="240" calcext:value-type="float">
            <text:p>24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Halen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Zwiggelt</text:p>
          </table:table-cell>
          <table:table-cell table:style-name="Default"/>
          <table:table-cell table:style-name="ce24" office:value-type="float" office:value="122" calcext:value-type="float">
            <text:p>12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Westerborg</text:p>
          </table:table-cell>
          <table:table-cell table:style-name="Default"/>
          <table:table-cell table:style-name="ce24" office:value-type="float" office:value="308" calcext:value-type="float">
            <text:p>308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Balinge</text:p>
          </table:table-cell>
          <table:table-cell table:style-name="Default"/>
          <table:table-cell table:style-name="ce24" office:value-type="float" office:value="69" calcext:value-type="float">
            <text:p>6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Orvelte</text:p>
          </table:table-cell>
          <table:table-cell table:style-name="Default"/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Oorsinge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Bruntinge</text:p>
          </table:table-cell>
          <table:table-cell table:style-name="Default"/>
          <table:table-cell table:style-name="ce24" office:value-type="float" office:value="98" calcext:value-type="float">
            <text:p>9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Elp</text:p>
          </table:table-cell>
          <table:table-cell table:style-name="Default"/>
          <table:table-cell table:style-name="ce24" office:value-type="float" office:value="155" calcext:value-type="float">
            <text:p>15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ZWEELO.</text:p>
          </table:table-cell>
          <table:table-cell table:style-name="ce17" office:value-type="string" calcext:value-type="string">
            <text:p>Zuidwolde</text:p>
          </table:table-cell>
          <table:table-cell table:style-name="Default"/>
          <table:table-cell table:style-name="ce24" office:value-type="float" office:value="814" calcext:value-type="float">
            <text:p>81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Hogeveen</text:p>
          </table:table-cell>
          <table:table-cell table:style-name="Default"/>
          <table:table-cell table:style-name="ce24" office:value-type="float" office:value="4315" calcext:value-type="float">
            <text:p>4315</text:p>
          </table:table-cell>
          <table:table-cell table:style-name="ce27" office:value-type="float" office:value="8" calcext:value-type="float">
            <text:p>8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Diever</text:p>
          </table:table-cell>
          <table:table-cell table:style-name="Default"/>
          <table:table-cell table:style-name="ce24" office:value-type="float" office:value="383" calcext:value-type="float">
            <text:p>383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Oude Diever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ateren</text:p>
          </table:table-cell>
          <table:table-cell table:style-name="Default"/>
          <table:table-cell table:style-name="ce24" office:value-type="float" office:value="31" calcext:value-type="float">
            <text:p>3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ittelte</text:p>
          </table:table-cell>
          <table:table-cell table:style-name="Default"/>
          <table:table-cell table:style-name="ce24" office:value-type="float" office:value="96" calcext:value-type="float">
            <text:p>9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apse</text:p>
          </table:table-cell>
          <table:table-cell table:style-name="Default"/>
          <table:table-cell table:style-name="ce24" office:value-type="float" office:value="193" calcext:value-type="float">
            <text:p>19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Leggelo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Eemster</text:p>
          </table:table-cell>
          <table:table-cell table:style-name="Default"/>
          <table:table-cell table:style-name="ce24" office:value-type="float" office:value="136" calcext:value-type="float">
            <text:p>13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apsterveen</text:p>
          </table:table-cell>
          <table:table-cell table:style-name="Default"/>
          <table:table-cell table:style-name="ce24" office:value-type="float" office:value="455" calcext:value-type="float">
            <text:p>4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Vledder en Westerbeeksloot</text:p>
          </table:table-cell>
          <table:table-cell table:style-name="Default"/>
          <table:table-cell table:style-name="ce24" office:value-type="float" office:value="320" calcext:value-type="float">
            <text:p>32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Nyenslyk</text:p>
          </table:table-cell>
          <table:table-cell table:style-name="Default"/>
          <table:table-cell table:style-name="ce24" office:value-type="float" office:value="227" calcext:value-type="float">
            <text:p>22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Doldersum</text:p>
          </table:table-cell>
          <table:table-cell table:style-name="Default"/>
          <table:table-cell table:style-name="ce24" office:value-type="float" office:value="64" calcext:value-type="float">
            <text:p>6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Dwingelo</text:p>
          </table:table-cell>
          <table:table-cell table:style-name="Default"/>
          <table:table-cell table:style-name="ce24" office:value-type="float" office:value="543" calcext:value-type="float">
            <text:p>5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Lhee</text:p>
          </table:table-cell>
          <table:table-cell table:style-name="Default"/>
          <table:table-cell table:style-name="ce24" office:value-type="float" office:value="197" calcext:value-type="float">
            <text:p>19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Lheebroek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Pesse</text:p>
          </table:table-cell>
          <table:table-cell table:style-name="Default"/>
          <table:table-cell table:style-name="ce24" office:value-type="float" office:value="278" calcext:value-type="float">
            <text:p>27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Echten</text:p>
          </table:table-cell>
          <table:table-cell table:style-name="Default"/>
          <table:table-cell table:style-name="ce24" office:value-type="float" office:value="165" calcext:value-type="float">
            <text:p>16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Ansen</text:p>
          </table:table-cell>
          <table:table-cell table:style-name="Default"/>
          <table:table-cell table:style-name="ce24" office:value-type="float" office:value="124" calcext:value-type="float">
            <text:p>12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Coekange Oosteinde</text:p>
          </table:table-cell>
          <table:table-cell table:style-name="Default"/>
          <table:table-cell table:style-name="ce24" office:value-type="float" office:value="243" calcext:value-type="float">
            <text:p>2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Coekange Westeinde</text:p>
          </table:table-cell>
          <table:table-cell table:style-name="Default"/>
          <table:table-cell table:style-name="ce24" office:value-type="float" office:value="154" calcext:value-type="float">
            <text:p>15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eerwil</text:p>
          </table:table-cell>
          <table:table-cell table:style-name="Default"/>
          <table:table-cell table:style-name="ce24" office:value-type="float" office:value="58" calcext:value-type="float">
            <text:p>5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Havelte</text:p>
          </table:table-cell>
          <table:table-cell table:style-name="Default"/>
          <table:table-cell table:style-name="ce24" office:value-type="float" office:value="591" calcext:value-type="float">
            <text:p>59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Legeveld</text:p>
          </table:table-cell>
          <table:table-cell table:style-name="Default"/>
          <table:table-cell table:style-name="ce24" office:value-type="float" office:value="236" calcext:value-type="float">
            <text:p>23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Uffelte</text:p>
          </table:table-cell>
          <table:table-cell table:style-name="Default"/>
          <table:table-cell table:style-name="ce24" office:value-type="float" office:value="327" calcext:value-type="float">
            <text:p>32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19469" calcext:value-type="float">
            <text:p>19469</text:p>
          </table:table-cell>
          <table:table-cell table:style-name="ce27" office:value-type="float" office:value="39" calcext:value-type="float">
            <text:p>39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Meppel</text:p>
          </table:table-cell>
          <table:table-cell table:style-name="Default"/>
          <table:table-cell table:style-name="ce24" office:value-type="float" office:value="3656" calcext:value-type="float">
            <text:p>3656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Oosterboer</text:p>
          </table:table-cell>
          <table:table-cell table:style-name="Default"/>
          <table:table-cell table:style-name="ce24" office:value-type="float" office:value="142" calcext:value-type="float">
            <text:p>14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Colderveen. Boven Boer</text:p>
          </table:table-cell>
          <table:table-cell table:style-name="Default"/>
          <table:table-cell table:style-name="ce24" office:value-type="float" office:value="287" calcext:value-type="float">
            <text:p>28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aan de Dyk</text:p>
          </table:table-cell>
          <table:table-cell table:style-name="Default"/>
          <table:table-cell table:style-name="ce24" office:value-type="float" office:value="208" calcext:value-type="float">
            <text:p>20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op de Kolk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aan de Zomerdyk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Nyeveen</text:p>
          </table:table-cell>
          <table:table-cell table:style-name="Default"/>
          <table:table-cell table:style-name="ce24" office:value-type="float" office:value="487" calcext:value-type="float">
            <text:p>48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Wyk</text:p>
          </table:table-cell>
          <table:table-cell table:style-name="Default"/>
          <table:table-cell table:style-name="ce24" office:value-type="float" office:value="382" calcext:value-type="float">
            <text:p>38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Stapel</text:p>
          </table:table-cell>
          <table:table-cell table:style-name="Default"/>
          <table:table-cell table:style-name="ce24" office:value-type="float" office:value="221" calcext:value-type="float">
            <text:p>22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Schiphorst</text:p>
          </table:table-cell>
          <table:table-cell table:style-name="Default"/>
          <table:table-cell table:style-name="ce24" office:value-type="float" office:value="248" calcext:value-type="float">
            <text:p>24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Broekhuisen</text:p>
          </table:table-cell>
          <table:table-cell table:style-name="Default"/>
          <table:table-cell table:style-name="ce24" office:value-type="float" office:value="119" calcext:value-type="float">
            <text:p>11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MEPPEL.</text:p>
          </table:table-cell>
          <table:table-cell table:style-name="ce17" office:value-type="string" calcext:value-type="string">
            <text:p>Ruinerwold</text:p>
          </table:table-cell>
          <table:table-cell table:style-name="Default"/>
          <table:table-cell table:style-name="ce24" office:value-type="float" office:value="1009" calcext:value-type="float">
            <text:p>100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Ruinen</text:p>
          </table:table-cell>
          <table:table-cell table:style-name="Default"/>
          <table:table-cell table:style-name="ce24" office:value-type="float" office:value="680" calcext:value-type="float">
            <text:p>68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Rolde</text:p>
          </table:table-cell>
          <table:table-cell table:style-name="Default"/>
          <table:table-cell table:style-name="ce24" office:value-type="float" office:value="407" calcext:value-type="float">
            <text:p>40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rollo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Schoonlo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men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khaar, Nylande, enz.</text:p>
          </table:table-cell>
          <table:table-cell table:style-name="Default"/>
          <table:table-cell table:style-name="ce24" office:value-type="float" office:value="80" calcext:value-type="float">
            <text:p>8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Deurse</text:p>
          </table:table-cell>
          <table:table-cell table:style-name="Default"/>
          <table:table-cell table:style-name="ce24" office:value-type="float" office:value="38" calcext:value-type="float">
            <text:p>3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anreep, enz.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Loon</text:p>
          </table:table-cell>
          <table:table-cell table:style-name="Default"/>
          <table:table-cell table:style-name="ce24" office:value-type="float" office:value="90" calcext:value-type="float">
            <text:p>9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allo</text:p>
          </table:table-cell>
          <table:table-cell table:style-name="Default"/>
          <table:table-cell table:style-name="ce24" office:value-type="float" office:value="124" calcext:value-type="float">
            <text:p>12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ssen</text:p>
          </table:table-cell>
          <table:table-cell table:style-name="Default"/>
          <table:table-cell table:style-name="ce24" office:value-type="float" office:value="600" calcext:value-type="float">
            <text:p>600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Witten</text:p>
          </table:table-cell>
          <table:table-cell table:style-name="Default"/>
          <table:table-cell table:style-name="ce24" office:value-type="float" office:value="62" calcext:value-type="float">
            <text:p>6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Peelo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Cloosterveen</text:p>
          </table:table-cell>
          <table:table-cell table:style-name="Default"/>
          <table:table-cell table:style-name="ce24" office:value-type="float" office:value="455" calcext:value-type="float">
            <text:p>4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Hykersmilde</text:p>
          </table:table-cell>
          <table:table-cell table:style-name="Default"/>
          <table:table-cell table:style-name="ce24" office:value-type="float" office:value="515" calcext:value-type="float">
            <text:p>5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Hogersmilde</text:p>
          </table:table-cell>
          <table:table-cell table:style-name="Default"/>
          <table:table-cell table:style-name="ce24" office:value-type="float" office:value="351" calcext:value-type="float">
            <text:p>3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Vries en Rhee</text:p>
          </table:table-cell>
          <table:table-cell table:style-name="Default"/>
          <table:table-cell table:style-name="ce24" office:value-type="float" office:value="295" calcext:value-type="float">
            <text:p>29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Syen en Ter Aard</text:p>
          </table:table-cell>
          <table:table-cell table:style-name="Default"/>
          <table:table-cell table:style-name="ce24" office:value-type="float" office:value="167" calcext:value-type="float">
            <text:p>16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Zeegse, Oudemole en Taarlo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Tynaarlo</text:p>
          </table:table-cell>
          <table:table-cell table:style-name="Default"/>
          <table:table-cell table:style-name="ce24" office:value-type="float" office:value="144" calcext:value-type="float">
            <text:p>14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Yde en Punt</text:p>
          </table:table-cell>
          <table:table-cell table:style-name="Default"/>
          <table:table-cell table:style-name="ce24" office:value-type="float" office:value="200" calcext:value-type="float">
            <text:p>20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unne en Winde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Donderen</text:p>
          </table:table-cell>
          <table:table-cell table:style-name="Default"/>
          <table:table-cell table:style-name="ce24" office:value-type="float" office:value="177" calcext:value-type="float">
            <text:p>17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lde</text:p>
          </table:table-cell>
          <table:table-cell table:style-name="Default"/>
          <table:table-cell table:style-name="ce24" office:value-type="float" office:value="424" calcext:value-type="float">
            <text:p>42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Paterwolde</text:p>
          </table:table-cell>
          <table:table-cell table:style-name="Default"/>
          <table:table-cell table:style-name="ce24" office:value-type="float" office:value="339" calcext:value-type="float">
            <text:p>33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lderwolde</text:p>
          </table:table-cell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32078" calcext:value-type="float">
            <text:p>32078</text:p>
          </table:table-cell>
          <table:table-cell table:style-name="ce27" office:value-type="float" office:value="63" calcext:value-type="float">
            <text:p>6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2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Norg</text:p>
          </table:table-cell>
          <table:table-cell table:style-name="Default"/>
          <table:table-cell table:style-name="ce24" office:value-type="float" office:value="308" calcext:value-type="float">
            <text:p>308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Peest</text:p>
          </table:table-cell>
          <table:table-cell table:style-name="Default"/>
          <table:table-cell table:style-name="ce24" office:value-type="float" office:value="63" calcext:value-type="float">
            <text:p>6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Zuidvelde</text:p>
          </table:table-cell>
          <table:table-cell table:style-name="Default"/>
          <table:table-cell table:style-name="ce24" office:value-type="float" office:value="62" calcext:value-type="float">
            <text:p>6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Westervelde</text:p>
          </table:table-cell>
          <table:table-cell table:style-name="Default"/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Veenhuisen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r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Langelo</text:p>
          </table:table-cell>
          <table:table-cell table:style-name="Default"/>
          <table:table-cell table:style-name="ce24" office:value-type="float" office:value="111" calcext:value-type="float">
            <text:p>11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Rhoden</text:p>
          </table:table-cell>
          <table:table-cell table:style-name="Default"/>
          <table:table-cell table:style-name="ce24" office:value-type="float" office:value="459" calcext:value-type="float">
            <text:p>45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Lyveren</text:p>
          </table:table-cell>
          <table:table-cell table:style-name="Default"/>
          <table:table-cell table:style-name="ce24" office:value-type="float" office:value="80" calcext:value-type="float">
            <text:p>8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Steenbarge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Zulte en Ter Heil</text:p>
          </table:table-cell>
          <table:table-cell table:style-name="Default"/>
          <table:table-cell table:style-name="ce24" office:value-type="float" office:value="94" calcext:value-type="float">
            <text:p>9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Nytap</text:p>
          </table:table-cell>
          <table:table-cell table:style-name="Default"/>
          <table:table-cell table:style-name="ce24" office:value-type="float" office:value="131" calcext:value-type="float">
            <text:p>13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Leutengewolde</text:p>
          </table:table-cell>
          <table:table-cell table:style-name="Default"/>
          <table:table-cell table:style-name="ce24" office:value-type="float" office:value="72" calcext:value-type="float">
            <text:p>7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Foxwolde</text:p>
          </table:table-cell>
          <table:table-cell table:style-name="Default"/>
          <table:table-cell table:style-name="ce24" office:value-type="float" office:value="100" calcext:value-type="float">
            <text:p>10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Rhoderwolde</text:p>
          </table:table-cell>
          <table:table-cell table:style-name="Default"/>
          <table:table-cell table:style-name="ce24" office:value-type="float" office:value="139" calcext:value-type="float">
            <text:p>13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Sanderber</text:p>
          </table:table-cell>
          <table:table-cell table:style-name="Default"/>
          <table:table-cell table:style-name="ce24" office:value-type="float" office:value="50" calcext:value-type="float">
            <text:p>5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Matsloot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Peyze</text:p>
          </table:table-cell>
          <table:table-cell table:style-name="Default"/>
          <table:table-cell table:style-name="ce24" office:value-type="float" office:value="703" calcext:value-type="float">
            <text:p>70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Zuidlaren</text:p>
          </table:table-cell>
          <table:table-cell table:style-name="Default"/>
          <table:table-cell table:style-name="ce24" office:value-type="float" office:value="586" calcext:value-type="float">
            <text:p>586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Midlaren</text:p>
          </table:table-cell>
          <table:table-cell table:style-name="Default"/>
          <table:table-cell table:style-name="ce24" office:value-type="float" office:value="67" calcext:value-type="float">
            <text:p>67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Zuidladerveen</text:p>
          </table:table-cell>
          <table:table-cell table:style-name="Default"/>
          <table:table-cell table:style-name="ce24" office:value-type="float" office:value="238" calcext:value-type="float">
            <text:p>23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nloo</text:p>
          </table:table-cell>
          <table:table-cell table:style-name="Default"/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nderen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xt</text:p>
          </table:table-cell>
          <table:table-cell table:style-name="Default"/>
          <table:table-cell table:style-name="ce24" office:value-type="float" office:value="340" calcext:value-type="float">
            <text:p>34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xterveen</text:p>
          </table:table-cell>
          <table:table-cell table:style-name="Default"/>
          <table:table-cell table:style-name="ce24" office:value-type="float" office:value="130" calcext:value-type="float">
            <text:p>13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nnen</text:p>
          </table:table-cell>
          <table:table-cell table:style-name="Default"/>
          <table:table-cell table:style-name="ce24" office:value-type="float" office:value="255" calcext:value-type="float">
            <text:p>255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Schipborg</text:p>
          </table:table-cell>
          <table:table-cell table:style-name="Default"/>
          <table:table-cell table:style-name="ce24" office:value-type="float" office:value="60" calcext:value-type="float">
            <text:p>6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asteren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Annerveen</text:p>
          </table:table-cell>
          <table:table-cell table:style-name="Default"/>
          <table:table-cell table:style-name="ce24" office:value-type="float" office:value="331" calcext:value-type="float">
            <text:p>33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ieten</text:p>
          </table:table-cell>
          <table:table-cell table:style-name="Default"/>
          <table:table-cell table:style-name="ce24" office:value-type="float" office:value="283" calcext:value-type="float">
            <text:p>28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onnen</text:p>
          </table:table-cell>
          <table:table-cell table:style-name="Default"/>
          <table:table-cell table:style-name="ce24" office:value-type="float" office:value="144" calcext:value-type="float">
            <text:p>14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Veenhoff</text:p>
          </table:table-cell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ieterveen</text:p>
          </table:table-cell>
          <table:table-cell table:style-name="Default"/>
          <table:table-cell table:style-name="ce24" office:value-type="float" office:value="156" calcext:value-type="float">
            <text:p>156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onnerveen</text:p>
          </table:table-cell>
          <table:table-cell table:style-name="Default"/>
          <table:table-cell table:style-name="ce24" office:value-type="float" office:value="81" calcext:value-type="float">
            <text:p>8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orger</text:p>
          </table:table-cell>
          <table:table-cell table:style-name="Default"/>
          <table:table-cell table:style-name="ce24" office:value-type="float" office:value="273" calcext:value-type="float">
            <text:p>27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unen</text:p>
          </table:table-cell>
          <table:table-cell table:style-name="Default"/>
          <table:table-cell table:style-name="ce24" office:value-type="float" office:value="202" calcext:value-type="float">
            <text:p>20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Default"/>
          <table:table-cell table:style-name="ce24" office:value-type="float" office:value="38419" calcext:value-type="float">
            <text:p>38419</text:p>
          </table:table-cell>
          <table:table-cell table:style-name="ce27" office:value-type="float" office:value="76" calcext:value-type="float">
            <text:p>76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1</text:p>
          </table:table-cell>
          <table:table-cell table:style-name="ce38" office:value-type="string" calcext:value-type="string">
            <text:p>0013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Ees</text:p>
          </table:table-cell>
          <table:table-cell table:style-name="Default"/>
          <table:table-cell table:style-name="ce24" office:value-type="float" office:value="106" calcext:value-type="float">
            <text:p>106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Wesdorp</text:p>
          </table:table-cell>
          <table:table-cell table:style-name="Default"/>
          <table:table-cell table:style-name="ce24" office:value-type="float" office:value="71" calcext:value-type="float">
            <text:p>71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Drouwen en Bronniger</text:p>
          </table:table-cell>
          <table:table-cell table:style-name="Default"/>
          <table:table-cell table:style-name="ce24" office:value-type="float" office:value="392" calcext:value-type="float">
            <text:p>392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uner Moeras</text:p>
          </table:table-cell>
          <table:table-cell table:style-name="Default"/>
          <table:table-cell table:style-name="ce24" office:value-type="float" office:value="50" calcext:value-type="float">
            <text:p>50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asselte</text:p>
          </table:table-cell>
          <table:table-cell table:style-name="Default"/>
          <table:table-cell table:style-name="ce24" office:value-type="float" office:value="268" calcext:value-type="float">
            <text:p>268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Boerveen</text:p>
          </table:table-cell>
          <table:table-cell table:style-name="Default"/>
          <table:table-cell table:style-name="ce24" office:value-type="float" office:value="63" calcext:value-type="float">
            <text:p>63</text:p>
          </table:table-cell>
          <table:table-cell table:style-name="ce27" office:value-type="string" calcext:value-type="string">
            <text:p>}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12" office:value-type="string" calcext:value-type="string">
            <text:p>VRIES.</text:p>
          </table:table-cell>
          <table:table-cell table:style-name="ce17" office:value-type="string" calcext:value-type="string">
            <text:p>Gasselter Nyveen</text:p>
          </table:table-cell>
          <table:table-cell table:style-name="Default"/>
          <table:table-cell table:style-name="ce24" office:value-type="float" office:value="303" calcext:value-type="float">
            <text:p>30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39</text:p>
          </table:table-cell>
          <table:table-cell table:style-name="ce38" office:value-type="string" calcext:value-type="string">
            <text:p>0122</text:p>
          </table:table-cell>
          <table:table-cell table:style-name="ce38" office:value-type="string" calcext:value-type="string">
            <text:p>0014</text:p>
          </table:table-cell>
          <table:table-cell table:style-name="ce38" office:value-type="string" calcext:value-type="string">
            <text:p>01</text:p>
          </table:table-cell>
          <table:table-cell table:style-name="ce42" office:value-type="string" calcext:value-type="string">
            <text:p>00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RENTHE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 table:style-name="Default"/>
          <table:table-cell table:style-name="ce25" office:value-type="float" office:value="39672" calcext:value-type="float">
            <text:p>39672</text:p>
          </table:table-cell>
          <table:table-cell table:style-name="ce28" office:value-type="float" office:value="79" calcext:value-type="float">
            <text:p>79</text:p>
          </table:table-cell>
          <table:table-cell table:style-name="ce35" office:value-type="string" calcext:value-type="string">
            <text:p>39</text:p>
          </table:table-cell>
          <table:table-cell table:style-name="ce39" office:value-type="string" calcext:value-type="string">
            <text:p>0122</text:p>
          </table:table-cell>
          <table:table-cell table:style-name="ce39" office:value-type="string" calcext:value-type="string">
            <text:p>0014</text:p>
          </table:table-cell>
          <table:table-cell table:style-name="ce39" office:value-type="string" calcext:value-type="string">
            <text:p>01</text:p>
          </table:table-cell>
          <table:table-cell table:style-name="ce43" office:value-type="string" calcext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9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30"/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28.814939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2:02:20</dc:date>
    <meta:generator>LibreOffice/4.2.8.2$Linux_X86_64 LibreOffice_project/420m0$Build-2</meta:generator>
    <meta:document-statistic meta:table-count="1" meta:cell-count="1528" meta:object-count="0"/>
  </office:meta>
</office:document-meta>
</file>